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b2b2b2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1c1c1c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dddddd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788cm" fo:min-width="1.2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88cm" fo:min-width="2.92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788cm" fo:min-width="4.7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788cm" fo:min-width="4.26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788cm" fo:min-width="3.72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48cm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color="#000000" style:text-outline="false" style:text-line-through-style="none" style:text-line-through-type="none" style:font-name="Nimbus Sans L1" fo:font-size="18pt" fo:font-style="normal" fo:text-shadow="none" style:text-underline-style="none" fo:font-weight="normal" style:text-underline-mode="continuous" style:text-overline-mode="continuous" style:text-line-through-mode="continuous" style:font-name-asian="Nimbus Sans L1" style:font-size-asian="18pt" style:font-name-complex="Nimbus Sans L1" style:font-size-complex="18pt" style:text-scale="100%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Nimbus Sans L1" fo:font-size="18pt" fo:font-style="normal" fo:text-shadow="none" style:text-underline-style="none" fo:font-weight="normal" style:text-underline-mode="continuous" style:text-overline-mode="continuous" style:text-line-through-mode="continuous" style:font-name-asian="Nimbus Sans L1" style:font-size-asian="18pt" style:font-name-complex="Nimbus Sans L1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xml:id="id2" draw:id="id2" draw:layer="layout" svg:width="4.319cm" svg:height="5.1cm" draw:transform="rotate (0.442266432455363) translate (3.93604623465389cm 5.79303176609993cm)" svg:viewBox="0 0 4320 5101" svg:d="M4320 0v4320l-4249 781c-48-258-71-520-71-782 0-453 71-903 211-1334 140-432 347-838 614-1205 266-366 589-689 955-955 367-267 773-474 1205-614 431-140 881-211 1335-211z">
          <draw:glue-point draw:id="4" svg:x="-4.722cm" svg:y="-0.41cm"/>
          <text:p/>
        </draw:path>
        <draw:path draw:style-name="gr2" draw:text-style-name="P1" xml:id="id7" draw:id="id7" draw:layer="layout" svg:width="4.95cm" svg:height="4.319cm" draw:transform="rotate (0.442266432455363) translate (5.84891762025423cm 9.6665594170205cm)" svg:viewBox="0 0 4951 4320" svg:d="M0 782l4249-782 702 4262c-232 38-467 58-702 58-454 0-904-72-1335-212-432-140-838-347-1205-614-366-266-689-589-955-955-267-367-474-773-614-1205-59-180-106-365-140-552z">
          <draw:glue-point draw:id="4" svg:x="0.253cm" svg:y="4.976cm"/>
          <text:p/>
        </draw:path>
        <draw:path draw:style-name="gr3" draw:text-style-name="P1" xml:id="id5" draw:id="id5" draw:layer="layout" svg:width="3.848cm" svg:height="4.261cm" draw:transform="rotate (0.442266432455363) translate (9.68885572864214cm 7.8481481202703cm)" svg:viewBox="0 0 3849 4262" svg:d="M702 4262l-702-4262 3849 1961c-103 201-222 395-355 578-266 366-589 689-955 955-367 267-773 474-1205 614-206 67-418 119-632 154z">
          <draw:glue-point draw:id="4" svg:x="3.784cm" svg:y="0.872cm"/>
          <text:p/>
        </draw:path>
        <draw:path draw:style-name="gr4" draw:text-style-name="P1" xml:id="id3" draw:id="id3" draw:layer="layout" svg:width="4.319cm" svg:height="6.279cm" draw:transform="skewX (-6.86573023277511E-017) rotate (0.442266432455363) translate (7.84014899488825cm 3.94423515467117cm)" svg:viewBox="0 0 4320 6280" svg:d="M3849 6280l-3849-1960v-4320c453 0 903 71 1334 211 432 140 838 347 1205 614 366 266 689 589 955 955 267 367 474 773 614 1205 140 431 212 881 212 1335 0 452-72 902-212 1333-70 216-157 425-259 627z">
          <draw:glue-point draw:id="4" svg:x="1.272cm" svg:y="-3.822cm"/>
          <text:p/>
        </draw:path>
        <draw:g>
          <draw:frame draw:style-name="gr5" draw:text-style-name="P2" xml:id="id1" draw:id="id1" draw:layer="layout" svg:width="1.234cm" svg:height="0.788cm" svg:x="2.293cm" svg:y="5.78cm">
            <draw:text-box>
              <text:p><text:span text:style-name="T1">27.9</text:span></text:p>
            </draw:text-box>
          </draw:frame>
          <draw:frame draw:style-name="gr6" draw:text-style-name="P2" draw:layer="layout" svg:width="2.927cm" svg:height="0.788cm" svg:x="1.528cm" svg:y="5.137cm">
            <draw:text-box>
              <text:p><text:span text:style-name="T1">Instruction</text:span></text:p>
            </draw:text-box>
          </draw:frame>
        </draw:g>
        <draw:g xml:id="id8" draw:id="id8">
          <draw:frame draw:style-name="gr5" draw:text-style-name="P2" draw:layer="layout" svg:width="1.234cm" svg:height="0.788cm" svg:x="7.731cm" svg:y="14.556cm">
            <draw:text-box>
              <text:p><text:span text:style-name="T1">24.7</text:span></text:p>
            </draw:text-box>
          </draw:frame>
          <draw:frame draw:style-name="gr7" draw:text-style-name="P2" draw:layer="layout" svg:width="4.722cm" svg:height="0.788cm" svg:x="6.064cm" svg:y="13.904cm">
            <draw:text-box>
              <text:p><text:span text:style-name="T1">Teacher Support</text:span></text:p>
            </draw:text-box>
          </draw:frame>
        </draw:g>
        <draw:g xml:id="id6" draw:id="id6">
          <draw:frame draw:style-name="gr5" draw:text-style-name="P2" draw:layer="layout" svg:width="1.234cm" svg:height="0.788cm" svg:x="16.671cm" svg:y="11.326cm">
            <draw:text-box>
              <text:p><text:span text:style-name="T1">14.9</text:span></text:p>
            </draw:text-box>
          </draw:frame>
          <draw:frame draw:style-name="gr8" draw:text-style-name="P2" draw:layer="layout" svg:width="4.269cm" svg:height="0.788cm" svg:x="15.261cm" svg:y="10.684cm">
            <draw:text-box>
              <text:p><text:span text:style-name="T1">Other Activities</text:span></text:p>
            </draw:text-box>
          </draw:frame>
        </draw:g>
        <draw:g xml:id="id4" draw:id="id4">
          <draw:frame draw:style-name="gr5" draw:text-style-name="P2" draw:layer="layout" svg:width="1.234cm" svg:height="0.788cm" svg:x="15.09cm" svg:y="3.714cm">
            <draw:text-box>
              <text:p><text:span text:style-name="T1">32.5</text:span></text:p>
            </draw:text-box>
          </draw:frame>
          <draw:frame draw:style-name="gr9" draw:text-style-name="P2" draw:layer="layout" svg:width="3.727cm" svg:height="0.788cm" svg:x="13.854cm" svg:y="3.032cm">
            <draw:text-box>
              <text:p><text:span text:style-name="T1">Collaboration</text:span></text:p>
            </draw:text-box>
          </draw:frame>
        </draw:g>
        <draw:frame draw:style-name="gr10" draw:layer="layout" svg:width="16.148cm" svg:height="1.038cm" svg:x="2.426cm" svg:y="0.334cm">
          <draw:text-box>
            <text:p>A1: Major Activities of Methods and Resource Teachers</text:p>
          </draw:text-box>
        </draw:frame>
        <draw:line draw:style-name="gr11" draw:text-style-name="P3" draw:layer="layout" svg:x1="1.843cm" svg:y1="1.517cm" svg:x2="19.158cm" svg:y2="1.517cm">
          <text:p/>
        </draw:line>
        <draw:frame draw:style-name="gr12" draw:layer="layout" svg:width="5.612cm" svg:height="1.039cm" svg:x="0cm" svg:y="16.961cm">
          <draw:text-box>
            <text:p>All M&amp;R Teachers</text:p>
          </draw:text-box>
        </draw:frame>
        <draw:connector draw:style-name="gr11" draw:text-style-name="P3" draw:layer="layout" draw:type="curve" draw:line-skew="-0.192cm 0.425cm" svg:x1="2.91cm" svg:y1="6.568cm" svg:x2="5.49cm" svg:y2="6.895cm" draw:start-shape="id1" draw:start-glue-point="2" draw:end-shape="id2" draw:end-glue-point="4" svg:d="M2910 6568c0 462 975 385 1384 351s251-24 1196-24" svg:viewBox="0 0 2581 379">
          <text:p/>
        </draw:connector>
        <draw:connector draw:style-name="gr11" draw:text-style-name="P3" draw:layer="layout" draw:type="curve" draw:line-skew="0.795cm 6.085cm" svg:x1="11.708cm" svg:y1="4.052cm" svg:x2="13.854cm" svg:y2="3.767cm" draw:start-shape="id3" draw:start-glue-point="4" draw:end-shape="id4" draw:end-glue-point="3" svg:d="M11708 4052c0-1087 846-907 1213-706s252 421 933 421" svg:viewBox="0 0 2147 858">
          <text:p/>
        </draw:connector>
        <draw:connector draw:style-name="gr11" draw:text-style-name="P3" draw:layer="layout" draw:type="curve" svg:x1="13.481cm" svg:y1="9.933cm" svg:x2="15.261cm" svg:y2="11.399cm" draw:start-shape="id5" draw:start-glue-point="4" draw:end-shape="id6" draw:end-glue-point="3" svg:d="M13481 9933c1749 0 859 1466 1780 1466" svg:viewBox="0 0 1781 1467">
          <text:p/>
        </draw:connector>
        <draw:connector draw:style-name="gr11" draw:text-style-name="P3" draw:layer="layout" draw:type="curve" svg:x1="9.316cm" svg:y1="12.157cm" svg:x2="8.425cm" svg:y2="13.904cm" draw:start-shape="id7" draw:start-glue-point="4" draw:end-shape="id8" svg:d="M9316 12157c0 1338-891 465-891 1747" svg:viewBox="0 0 892 17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bert Reschke</meta:initial-creator>
    <meta:creation-date>2014-09-11T10:50:52.477177083</meta:creation-date>
    <dc:date>2014-09-12T19:01:39.999215033</dc:date>
    <dc:creator>Norbert Reschke</dc:creator>
    <meta:editing-duration>PT10M57S</meta:editing-duration>
    <meta:editing-cycles>4</meta:editing-cycles>
    <meta:generator>LibreOffice/4.3.1.2$Linux_X86_64 LibreOffice_project/430m0$Build-2</meta:generator>
    <meta:document-statistic meta:object-count="23"/>
  </office:meta>
</office:document-meta>
</file>